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pedSubscription.WrappedSubscription( Subscription sub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ManagerImpl.validate( String subscriptionId , ObservationResource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ubscriptionMap.getByPath( DavResourceLocator loc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ubscriptionMap.get( String subscrip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dSubscription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ManagerImpl.registerSubscription( SubscriptionImpl subscription , Observation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ubscriptionManagerImpl.subscribe( SubscriptionInfo info , String subscriptionId , Observation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ubscriptionMap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ManagerImpl.beforeCommit( TransactionResource resource , String lock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bscriptionManagerImpl.getRepositorySession( Observation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ManagerImpl.unregisterSubscription( SubscriptionImpl subscription , Observation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ubscriptionManagerImpl.afterCommit( TransactionResource resource , String lockToken , boolean suc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appedSubscription.getSubscrip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ManagerImpl.unsubscribe( String subscriptionId , Observation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scriptionMap.remove( String subscrip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scriptionMap.contains( String subscrip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ManagerImpl.poll( String subscriptionId , long timeout , Observation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scriptionManagerImpl.getSubscriptionDiscovery( Observation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scriptionMap.put( String subscriptionId , SubscriptionImpl subscri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